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5in"/>
    </style:style>
    <style:style style:name="co3" style:family="table-column">
      <style:table-column-properties fo:break-before="auto" style:column-width="2.348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T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NCC with ImageMagick compare on cat digits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955913">
            <text:p>0.955913</text:p>
          </table:table-cell>
          <table:table-cell table:formula="of:=MAX([.C2:.C11])" office:value-type="float" office:value="0.955913">
            <text:p>0.955913</text:p>
          </table:table-cell>
          <table:table-cell table:formula="of:=LOOKUP([.D2];[.C2:.C11];[.B2:.B11])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8966">
            <text:p>0.128966</text:p>
          </table:table-cell>
          <table:table-cell table:formula="of:=LARGE([.C2:.C11];2)" office:value-type="float" office:value="0.80021">
            <text:p>0.8002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605385">
            <text:p>0.605385</text:p>
          </table:table-cell>
          <table:table-cell table:formula="of:=[.D2]/[.D3]" office:value-type="float" office:value="1.19457767336074">
            <text:p>1.194577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677447">
            <text:p>0.677447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285129">
            <text:p>0.285129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676191">
            <text:p>0.67619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.80021">
            <text:p>0.8002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.3334">
            <text:p>0.3334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699509">
            <text:p>0.699509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.732716">
            <text:p>0.732716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57846">
            <text:p>0.157846</text:p>
          </table:table-cell>
          <table:table-cell table:formula="of:=MAX([.C12:.C21])" office:value-type="float" office:value="0.923506">
            <text:p>0.923506</text:p>
          </table:table-cell>
          <table:table-cell table:formula="of:=LOOKUP([.D12];[.C12:.C21];[.B12:.B21])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923506">
            <text:p>0.923506</text:p>
          </table:table-cell>
          <table:table-cell table:formula="of:=LARGE([.C12:.C21];2)" office:value-type="float" office:value="0.35043">
            <text:p>0.350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0371">
            <text:p>0.250371</text:p>
          </table:table-cell>
          <table:table-cell table:formula="of:=[.D12]/[.D13]" office:value-type="float" office:value="2.63535085466427">
            <text:p>2.6353508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46698">
            <text:p>0.24669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35043">
            <text:p>0.3504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250315">
            <text:p>0.2503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207238">
            <text:p>0.20723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298084">
            <text:p>0.29808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.214543">
            <text:p>0.21454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208527">
            <text:p>0.20852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612753">
            <text:p>0.612753</text:p>
          </table:table-cell>
          <table:table-cell table:formula="of:=MAX([.C22:.C31])" office:value-type="float" office:value="0.955121">
            <text:p>0.955121</text:p>
          </table:table-cell>
          <table:table-cell table:formula="of:=LOOKUP([.D22];[.C22:.C31];[.B22:.B31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28791">
            <text:p>0.228791</text:p>
          </table:table-cell>
          <table:table-cell table:formula="of:=LARGE([.C22:.C31];2)" office:value-type="float" office:value="0.656994">
            <text:p>0.656994</text:p>
          </table:table-cell>
          <table:table-cell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0.955121">
            <text:p>0.955121</text:p>
          </table:table-cell>
          <table:table-cell table:formula="of:=[.D22]/[.D23]" office:value-type="float" office:value="1.45377431148534">
            <text:p>1.4537743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604379">
            <text:p>0.60437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291957">
            <text:p>0.29195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540395">
            <text:p>0.54039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573359">
            <text:p>0.57335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438047">
            <text:p>0.43804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580848">
            <text:p>0.580848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.656994">
            <text:p>0.65699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7102">
            <text:p>0.67102</text:p>
          </table:table-cell>
          <table:table-cell table:formula="of:=MAX([.C32:.C41])" office:value-type="float" office:value="0.954371">
            <text:p>0.954371</text:p>
          </table:table-cell>
          <table:table-cell table:formula="of:=LOOKUP([.D32];[.C32:.C41];[.B32:.B41])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09834">
            <text:p>0.209834</text:p>
          </table:table-cell>
          <table:table-cell table:formula="of:=LARGE([.C32:.C41];2)" office:value-type="float" office:value="0.87181">
            <text:p>0.8718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58695">
            <text:p>0.58695</text:p>
          </table:table-cell>
          <table:table-cell table:formula="of:=[.D32]/[.D33]" office:value-type="float" office:value="1.09470068019408">
            <text:p>1.09470068</text:p>
          </table:table-cell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0.954371">
            <text:p>0.954371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348235">
            <text:p>0.34823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65858">
            <text:p>0.6585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699467">
            <text:p>0.699467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38922">
            <text:p>0.3892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87181">
            <text:p>0.87181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72037">
            <text:p>0.7203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84966">
            <text:p>0.284966</text:p>
          </table:table-cell>
          <table:table-cell table:formula="of:=MAX([.C42:.C51])" office:value-type="float" office:value="0.951995">
            <text:p>0.951995</text:p>
          </table:table-cell>
          <table:table-cell table:formula="of:=LOOKUP([.D42];[.C42:.C51];[.B42:.B51])"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319635">
            <text:p>0.319635</text:p>
          </table:table-cell>
          <table:table-cell table:formula="of:=LARGE([.C42:.C51];2)" office:value-type="float" office:value="0.414835">
            <text:p>0.41483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88674">
            <text:p>0.288674</text:p>
          </table:table-cell>
          <table:table-cell table:formula="of:=[.D42]/[.D43]" office:value-type="float" office:value="2.29487627610978">
            <text:p>2.2948762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357186">
            <text:p>0.35718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.951995">
            <text:p>0.95199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345286">
            <text:p>0.34528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396975">
            <text:p>0.39697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.297243">
            <text:p>0.29724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414835">
            <text:p>0.41483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.320134">
            <text:p>0.32013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678884">
            <text:p>0.678884</text:p>
          </table:table-cell>
          <table:table-cell table:formula="of:=MAX([.C52:.C61])" office:value-type="float" office:value="0.956632">
            <text:p>0.956632</text:p>
          </table:table-cell>
          <table:table-cell table:formula="of:=LOOKUP([.D52];[.C52:.C61];[.B52:.B61])"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26484">
            <text:p>0.226484</text:p>
          </table:table-cell>
          <table:table-cell table:formula="of:=LARGE([.C52:.C61];2)" office:value-type="float" office:value="0.816169">
            <text:p>0.81616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365">
            <text:p>0.5365</text:p>
          </table:table-cell>
          <table:table-cell table:formula="of:=[.D52]/[.D53]" office:value-type="float" office:value="1.172100386072">
            <text:p>1.1721003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672663">
            <text:p>0.672663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348633">
            <text:p>0.34863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.956632">
            <text:p>0.95663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16169">
            <text:p>0.816169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.421879">
            <text:p>0.421879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.719871">
            <text:p>0.71987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.596907">
            <text:p>0.596907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01805">
            <text:p>0.801805</text:p>
          </table:table-cell>
          <table:table-cell table:formula="of:=MAX([.C62:.C71])" office:value-type="float" office:value="0.962323">
            <text:p>0.962323</text:p>
          </table:table-cell>
          <table:table-cell table:formula="of:=LOOKUP([.D62];[.C62:.C71];[.B62:.B71])"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76869">
            <text:p>0.176869</text:p>
          </table:table-cell>
          <table:table-cell table:formula="of:=LARGE([.C62:.C71];2)" office:value-type="float" office:value="0.810453">
            <text:p>0.81045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64805">
            <text:p>0.564805</text:p>
          </table:table-cell>
          <table:table-cell table:formula="of:=[.D62]/[.D63]" office:value-type="float" office:value="1.18738902811144">
            <text:p>1.1873890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702977">
            <text:p>0.702977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396812">
            <text:p>0.39681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.810453">
            <text:p>0.81045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0.962323">
            <text:p>0.962323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356347">
            <text:p>0.356347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.797387">
            <text:p>0.797387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.663384">
            <text:p>0.663384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349102">
            <text:p>0.349102</text:p>
          </table:table-cell>
          <table:table-cell table:formula="of:=MAX([.C72:.C81])" office:value-type="float" office:value="0.943039">
            <text:p>0.943039</text:p>
          </table:table-cell>
          <table:table-cell table:formula="of:=LOOKUP([.D72];[.C72:.C81];[.B72:.B81])"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91969">
            <text:p>0.291969</text:p>
          </table:table-cell>
          <table:table-cell table:formula="of:=LARGE([.C72:.C81];2)" office:value-type="float" office:value="0.450649">
            <text:p>0.45064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50649">
            <text:p>0.450649</text:p>
          </table:table-cell>
          <table:table-cell table:formula="of:=[.D72]/[.D73]" office:value-type="float" office:value="2.09262419310816">
            <text:p>2.0926241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.419779">
            <text:p>0.419779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.314278">
            <text:p>0.31427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.43141">
            <text:p>0.43141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.374802">
            <text:p>0.37480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0.943039">
            <text:p>0.943039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379703">
            <text:p>0.379703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.378778">
            <text:p>0.378778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684413">
            <text:p>0.684413</text:p>
          </table:table-cell>
          <table:table-cell table:formula="of:=MAX([.C82:.C91])" office:value-type="float" office:value="0.961393">
            <text:p>0.961393</text:p>
          </table:table-cell>
          <table:table-cell table:formula="of:=LOOKUP([.D82];[.C82:.C91];[.B82:.B91])"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173125">
            <text:p>0.173125</text:p>
          </table:table-cell>
          <table:table-cell table:formula="of:=LARGE([.C82:.C91];2)" office:value-type="float" office:value="0.863079">
            <text:p>0.86307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60651">
            <text:p>0.560651</text:p>
          </table:table-cell>
          <table:table-cell table:formula="of:=[.D82]/[.D83]" office:value-type="float" office:value="1.11391077757656">
            <text:p>1.1139107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.863079">
            <text:p>0.86307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406586">
            <text:p>0.40658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.697466">
            <text:p>0.69746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.784092">
            <text:p>0.78409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.350905">
            <text:p>0.35090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.961393">
            <text:p>0.961393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711705">
            <text:p>0.71170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723191">
            <text:p>0.723191</text:p>
          </table:table-cell>
          <table:table-cell table:formula="of:=MAX([.C92:.C101])" office:value-type="float" office:value="0.959636">
            <text:p>0.959636</text:p>
          </table:table-cell>
          <table:table-cell table:formula="of:=LOOKUP([.D92];[.C92:.C101];[.B92:.B101])"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175532">
            <text:p>0.175532</text:p>
          </table:table-cell>
          <table:table-cell table:formula="of:=LARGE([.C92:.C101];2)" office:value-type="float" office:value="0.723191">
            <text:p>0.72319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3896">
            <text:p>0.63896</text:p>
          </table:table-cell>
          <table:table-cell table:formula="of:=[.D92]/[.D93]" office:value-type="float" office:value="1.32694682317673">
            <text:p>1.3269468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.717355">
            <text:p>0.71735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.312803">
            <text:p>0.312803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.584975">
            <text:p>0.58497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.65394">
            <text:p>0.65394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.353135">
            <text:p>0.35313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716292">
            <text:p>0.71629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0.959636">
            <text:p>0.959636</text:p>
          </table:table-cell>
          <table:table-cell table:number-columns-repeated="2"/>
        </table:table-row>
      </table:table>
      <table:table table:name="BluePag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Same with bluepages icons on first screen</text:p>
          </table:table-cell>
          <table:table-cell table:number-columns-repeated="4"/>
        </table:table-row>
        <table:table-row table:style-name="ro1">
          <table:table-cell office:value-type="string">
            <text:p>low-res/in-step-bookmarks.png</text:p>
          </table:table-cell>
          <table:table-cell office:value-type="string">
            <text:p>low-res/in-screen-bookmarks.png</text:p>
          </table:table-cell>
          <table:table-cell office:value-type="float" office:value="0.816221">
            <text:p>0.816221</text:p>
          </table:table-cell>
          <table:table-cell table:formula="of:=MAX([.C2:.C5])" office:value-type="float" office:value="0.816221">
            <text:p>0.816221</text:p>
          </table:table-cell>
          <table:table-cell table:formula="of:=LOOKUP([.D2];[.C2:.C11];[.B2:.B11])" office:value-type="string" office:string-value="low-res/in-screen-bookmarks.png">
            <text:p>low-res/in-screen-bookmarks.png</text:p>
          </table:table-cell>
        </table:table-row>
        <table:table-row table:style-name="ro1">
          <table:table-cell office:value-type="string">
            <text:p>low-res/in-step-bookmarks.png</text:p>
          </table:table-cell>
          <table:table-cell office:value-type="string">
            <text:p>low-res/in-screen-ibmers.png</text:p>
          </table:table-cell>
          <table:table-cell office:value-type="float" office:value="0.575777">
            <text:p>0.575777</text:p>
          </table:table-cell>
          <table:table-cell table:formula="of:=LARGE([.C2:.C5];2)" office:value-type="float" office:value="0.631588">
            <text:p>0.631588</text:p>
          </table:table-cell>
          <table:table-cell/>
        </table:table-row>
        <table:table-row table:style-name="ro1">
          <table:table-cell office:value-type="string">
            <text:p>low-res/in-step-bookmarks.png</text:p>
          </table:table-cell>
          <table:table-cell office:value-type="string">
            <text:p>low-res/in-screen-recent.png</text:p>
          </table:table-cell>
          <table:table-cell office:value-type="float" office:value="0.543892">
            <text:p>0.543892</text:p>
          </table:table-cell>
          <table:table-cell table:formula="of:=[.D2]/[.D3]" office:value-type="float" office:value="1.29233139325003">
            <text:p>1.29233139</text:p>
          </table:table-cell>
          <table:table-cell/>
        </table:table-row>
        <table:table-row table:style-name="ro1">
          <table:table-cell office:value-type="string">
            <text:p>low-res/in-step-bookmarks.png</text:p>
          </table:table-cell>
          <table:table-cell office:value-type="string">
            <text:p>low-res/in-screen-settings.png</text:p>
          </table:table-cell>
          <table:table-cell office:value-type="float" office:value="0.631588">
            <text:p>0.631588</text:p>
          </table:table-cell>
          <table:table-cell table:number-columns-repeated="2"/>
        </table:table-row>
        <table:table-row table:style-name="ro1">
          <table:table-cell office:value-type="string">
            <text:p>low-res/in-step-ibmers.png</text:p>
          </table:table-cell>
          <table:table-cell office:value-type="string">
            <text:p>low-res/in-screen-bookmarks.png</text:p>
          </table:table-cell>
          <table:table-cell office:value-type="float" office:value="0.539782">
            <text:p>0.539782</text:p>
          </table:table-cell>
          <table:table-cell table:formula="of:=MAX([.C6:.C9])" office:value-type="float" office:value="0.84268">
            <text:p>0.84268</text:p>
          </table:table-cell>
          <table:table-cell table:formula="of:=LOOKUP([.D6];[.C6:.C14];[.B6:.B14])" office:value-type="string" office:string-value="low-res/in-screen-ibmers.png">
            <text:p>low-res/in-screen-ibmers.png</text:p>
          </table:table-cell>
        </table:table-row>
        <table:table-row table:style-name="ro1">
          <table:table-cell office:value-type="string">
            <text:p>low-res/in-step-ibmers.png</text:p>
          </table:table-cell>
          <table:table-cell office:value-type="string">
            <text:p>low-res/in-screen-ibmers.png</text:p>
          </table:table-cell>
          <table:table-cell office:value-type="float" office:value="0.84268">
            <text:p>0.84268</text:p>
          </table:table-cell>
          <table:table-cell table:formula="of:=LARGE([.C6:.C9];2)" office:value-type="float" office:value="0.726101">
            <text:p>0.726101</text:p>
          </table:table-cell>
          <table:table-cell/>
        </table:table-row>
        <table:table-row table:style-name="ro1">
          <table:table-cell office:value-type="string">
            <text:p>low-res/in-step-ibmers.png</text:p>
          </table:table-cell>
          <table:table-cell office:value-type="string">
            <text:p>low-res/in-screen-recent.png</text:p>
          </table:table-cell>
          <table:table-cell office:value-type="float" office:value="0.726101">
            <text:p>0.726101</text:p>
          </table:table-cell>
          <table:table-cell table:formula="of:=[.D6]/[.D7]" office:value-type="float" office:value="1.1605547988503">
            <text:p>1.1605548</text:p>
          </table:table-cell>
          <table:table-cell/>
        </table:table-row>
        <table:table-row table:style-name="ro1">
          <table:table-cell office:value-type="string">
            <text:p>low-res/in-step-ibmers.png</text:p>
          </table:table-cell>
          <table:table-cell office:value-type="string">
            <text:p>low-res/in-screen-settings.png</text:p>
          </table:table-cell>
          <table:table-cell office:value-type="float" office:value="0.548369">
            <text:p>0.548369</text:p>
          </table:table-cell>
          <table:table-cell table:number-columns-repeated="2"/>
        </table:table-row>
        <table:table-row table:style-name="ro1">
          <table:table-cell office:value-type="string">
            <text:p>low-res/in-step-recent.png</text:p>
          </table:table-cell>
          <table:table-cell office:value-type="string">
            <text:p>low-res/in-screen-bookmarks.png</text:p>
          </table:table-cell>
          <table:table-cell office:value-type="float" office:value="0.481826">
            <text:p>0.481826</text:p>
          </table:table-cell>
          <table:table-cell table:formula="of:=MAX([.C10:.C13])" office:value-type="float" office:value="0.863978">
            <text:p>0.863978</text:p>
          </table:table-cell>
          <table:table-cell table:formula="of:=LOOKUP([.D10];[.C10:.C18];[.B10:.B18])" office:value-type="string" office:string-value="low-res/in-screen-recent.png">
            <text:p>low-res/in-screen-recent.png</text:p>
          </table:table-cell>
        </table:table-row>
        <table:table-row table:style-name="ro1">
          <table:table-cell office:value-type="string">
            <text:p>low-res/in-step-recent.png</text:p>
          </table:table-cell>
          <table:table-cell office:value-type="string">
            <text:p>low-res/in-screen-ibmers.png</text:p>
          </table:table-cell>
          <table:table-cell office:value-type="float" office:value="0.661378">
            <text:p>0.661378</text:p>
          </table:table-cell>
          <table:table-cell table:formula="of:=LARGE([.C10:.C13];2)" office:value-type="float" office:value="0.661378">
            <text:p>0.661378</text:p>
          </table:table-cell>
          <table:table-cell/>
        </table:table-row>
        <table:table-row table:style-name="ro1">
          <table:table-cell office:value-type="string">
            <text:p>low-res/in-step-recent.png</text:p>
          </table:table-cell>
          <table:table-cell office:value-type="string">
            <text:p>low-res/in-screen-recent.png</text:p>
          </table:table-cell>
          <table:table-cell office:value-type="float" office:value="0.863978">
            <text:p>0.863978</text:p>
          </table:table-cell>
          <table:table-cell table:formula="of:=[.D10]/[.D11]" office:value-type="float" office:value="1.30633011681671">
            <text:p>1.30633012</text:p>
          </table:table-cell>
          <table:table-cell/>
        </table:table-row>
        <table:table-row table:style-name="ro1">
          <table:table-cell office:value-type="string">
            <text:p>low-res/in-step-recent.png</text:p>
          </table:table-cell>
          <table:table-cell office:value-type="string">
            <text:p>low-res/in-screen-settings.png</text:p>
          </table:table-cell>
          <table:table-cell office:value-type="float" office:value="0.595216">
            <text:p>0.595216</text:p>
          </table:table-cell>
          <table:table-cell table:number-columns-repeated="2"/>
        </table:table-row>
        <table:table-row table:style-name="ro1">
          <table:table-cell office:value-type="string">
            <text:p>low-res/in-step-settings.png</text:p>
          </table:table-cell>
          <table:table-cell office:value-type="string">
            <text:p>low-res/in-screen-bookmarks.png</text:p>
          </table:table-cell>
          <table:table-cell office:value-type="float" office:value="0.590542">
            <text:p>0.590542</text:p>
          </table:table-cell>
          <table:table-cell table:formula="of:=MAX([.C14:.C17])" office:value-type="float" office:value="0.853843">
            <text:p>0.853843</text:p>
          </table:table-cell>
          <table:table-cell table:formula="of:=LOOKUP([.D14];[.C14:.C23];[.B14:.B23])" office:value-type="string" office:string-value="low-res/in-screen-settings.png">
            <text:p>low-res/in-screen-settings.png</text:p>
          </table:table-cell>
        </table:table-row>
        <table:table-row table:style-name="ro1">
          <table:table-cell office:value-type="string">
            <text:p>low-res/in-step-settings.png</text:p>
          </table:table-cell>
          <table:table-cell office:value-type="string">
            <text:p>low-res/in-screen-ibmers.png</text:p>
          </table:table-cell>
          <table:table-cell office:value-type="float" office:value="0.530485">
            <text:p>0.530485</text:p>
          </table:table-cell>
          <table:table-cell table:formula="of:=LARGE([.C14:.C17];2)" office:value-type="float" office:value="0.644142">
            <text:p>0.644142</text:p>
          </table:table-cell>
          <table:table-cell/>
        </table:table-row>
        <table:table-row table:style-name="ro1">
          <table:table-cell office:value-type="string">
            <text:p>low-res/in-step-settings.png</text:p>
          </table:table-cell>
          <table:table-cell office:value-type="string">
            <text:p>low-res/in-screen-recent.png</text:p>
          </table:table-cell>
          <table:table-cell office:value-type="float" office:value="0.644142">
            <text:p>0.644142</text:p>
          </table:table-cell>
          <table:table-cell table:formula="of:=[.D14]/[.D15]" office:value-type="float" office:value="1.32555088784771">
            <text:p>1.32555089</text:p>
          </table:table-cell>
          <table:table-cell/>
        </table:table-row>
        <table:table-row table:style-name="ro1">
          <table:table-cell office:value-type="string">
            <text:p>low-res/in-step-settings.png</text:p>
          </table:table-cell>
          <table:table-cell office:value-type="string">
            <text:p>low-res/in-screen-settings.png</text:p>
          </table:table-cell>
          <table:table-cell office:value-type="float" office:value="0.853843">
            <text:p>0.853843</text:p>
          </table:table-cell>
          <table:table-cell table:number-columns-repeated="2"/>
        </table:table-row>
        <table:table-row table:style-name="ro1">
          <table:table-cell office:value-type="string">
            <text:p>high-res/in-step-bookmarks.png</text:p>
          </table:table-cell>
          <table:table-cell office:value-type="string">
            <text:p>high-res/in-screen-bookmarks.png</text:p>
          </table:table-cell>
          <table:table-cell office:value-type="float" office:value="0.821063">
            <text:p>0.821063</text:p>
          </table:table-cell>
          <table:table-cell table:formula="of:=MAX([.C18:.C21])" office:value-type="float" office:value="0.821063">
            <text:p>0.821063</text:p>
          </table:table-cell>
          <table:table-cell table:formula="of:=LOOKUP([.D18];[.C18:.C27];[.B18:.B27])" office:value-type="string" office:string-value="high-res/in-screen-bookmarks.png">
            <text:p>high-res/in-screen-bookmarks.png</text:p>
          </table:table-cell>
        </table:table-row>
        <table:table-row table:style-name="ro1">
          <table:table-cell office:value-type="string">
            <text:p>high-res/in-step-bookmarks.png</text:p>
          </table:table-cell>
          <table:table-cell office:value-type="string">
            <text:p>high-res/in-screen-ibmers.png</text:p>
          </table:table-cell>
          <table:table-cell office:value-type="float" office:value="0.56759">
            <text:p>0.56759</text:p>
          </table:table-cell>
          <table:table-cell table:formula="of:=LARGE([.C18:.C21];2)" office:value-type="float" office:value="0.620803">
            <text:p>0.620803</text:p>
          </table:table-cell>
          <table:table-cell/>
        </table:table-row>
        <table:table-row table:style-name="ro1">
          <table:table-cell office:value-type="string">
            <text:p>high-res/in-step-bookmarks.png</text:p>
          </table:table-cell>
          <table:table-cell office:value-type="string">
            <text:p>high-res/in-screen-recent.png</text:p>
          </table:table-cell>
          <table:table-cell office:value-type="float" office:value="0.532668">
            <text:p>0.532668</text:p>
          </table:table-cell>
          <table:table-cell table:formula="of:=[.D18]/[.D19]" office:value-type="float" office:value="1.32258220401641">
            <text:p>1.3225822</text:p>
          </table:table-cell>
          <table:table-cell/>
        </table:table-row>
        <table:table-row table:style-name="ro1">
          <table:table-cell office:value-type="string">
            <text:p>high-res/in-step-bookmarks.png</text:p>
          </table:table-cell>
          <table:table-cell office:value-type="string">
            <text:p>high-res/in-screen-settings.png</text:p>
          </table:table-cell>
          <table:table-cell office:value-type="float" office:value="0.620803">
            <text:p>0.620803</text:p>
          </table:table-cell>
          <table:table-cell table:number-columns-repeated="2"/>
        </table:table-row>
        <table:table-row table:style-name="ro1">
          <table:table-cell office:value-type="string">
            <text:p>high-res/in-step-ibmers.png</text:p>
          </table:table-cell>
          <table:table-cell office:value-type="string">
            <text:p>high-res/in-screen-bookmarks.png</text:p>
          </table:table-cell>
          <table:table-cell office:value-type="float" office:value="0.548876">
            <text:p>0.548876</text:p>
          </table:table-cell>
          <table:table-cell table:formula="of:=MAX([.C22:.C25])" office:value-type="float" office:value="0.845421">
            <text:p>0.845421</text:p>
          </table:table-cell>
          <table:table-cell table:formula="of:=LOOKUP([.D22];[.C22:.C30];[.B22:.B30])" office:value-type="string" office:string-value="high-res/in-screen-ibmers.png">
            <text:p>high-res/in-screen-ibmers.png</text:p>
          </table:table-cell>
        </table:table-row>
        <table:table-row table:style-name="ro1">
          <table:table-cell office:value-type="string">
            <text:p>high-res/in-step-ibmers.png</text:p>
          </table:table-cell>
          <table:table-cell office:value-type="string">
            <text:p>high-res/in-screen-ibmers.png</text:p>
          </table:table-cell>
          <table:table-cell office:value-type="float" office:value="0.845421">
            <text:p>0.845421</text:p>
          </table:table-cell>
          <table:table-cell table:formula="of:=LARGE([.C22:.C25];2)" office:value-type="float" office:value="0.721413">
            <text:p>0.721413</text:p>
          </table:table-cell>
          <table:table-cell/>
        </table:table-row>
        <table:table-row table:style-name="ro1">
          <table:table-cell office:value-type="string">
            <text:p>high-res/in-step-ibmers.png</text:p>
          </table:table-cell>
          <table:table-cell office:value-type="string">
            <text:p>high-res/in-screen-recent.png</text:p>
          </table:table-cell>
          <table:table-cell office:value-type="float" office:value="0.721413">
            <text:p>0.721413</text:p>
          </table:table-cell>
          <table:table-cell table:formula="of:=[.D22]/[.D23]" office:value-type="float" office:value="1.17189598745795">
            <text:p>1.17189599</text:p>
          </table:table-cell>
          <table:table-cell/>
        </table:table-row>
        <table:table-row table:style-name="ro1">
          <table:table-cell office:value-type="string">
            <text:p>high-res/in-step-ibmers.png</text:p>
          </table:table-cell>
          <table:table-cell office:value-type="string">
            <text:p>high-res/in-screen-settings.png</text:p>
          </table:table-cell>
          <table:table-cell office:value-type="float" office:value="0.557341">
            <text:p>0.557341</text:p>
          </table:table-cell>
          <table:table-cell table:number-columns-repeated="2"/>
        </table:table-row>
        <table:table-row table:style-name="ro1">
          <table:table-cell office:value-type="string">
            <text:p>high-res/in-step-recent.png</text:p>
          </table:table-cell>
          <table:table-cell office:value-type="string">
            <text:p>high-res/in-screen-bookmarks.png</text:p>
          </table:table-cell>
          <table:table-cell office:value-type="float" office:value="0.495557">
            <text:p>0.495557</text:p>
          </table:table-cell>
          <table:table-cell table:formula="of:=MAX([.C26:.C29])" office:value-type="float" office:value="0.865725">
            <text:p>0.865725</text:p>
          </table:table-cell>
          <table:table-cell table:formula="of:=LOOKUP([.D26];[.C26:.C34];[.B26:.B34])" office:value-type="string" office:string-value="high-res/in-screen-recent.png">
            <text:p>high-res/in-screen-recent.png</text:p>
          </table:table-cell>
        </table:table-row>
        <table:table-row table:style-name="ro1">
          <table:table-cell office:value-type="string">
            <text:p>high-res/in-step-recent.png</text:p>
          </table:table-cell>
          <table:table-cell office:value-type="string">
            <text:p>high-res/in-screen-ibmers.png</text:p>
          </table:table-cell>
          <table:table-cell office:value-type="float" office:value="0.664875">
            <text:p>0.664875</text:p>
          </table:table-cell>
          <table:table-cell table:formula="of:=LARGE([.C26:.C29];2)" office:value-type="float" office:value="0.664875">
            <text:p>0.664875</text:p>
          </table:table-cell>
          <table:table-cell/>
        </table:table-row>
        <table:table-row table:style-name="ro1">
          <table:table-cell office:value-type="string">
            <text:p>high-res/in-step-recent.png</text:p>
          </table:table-cell>
          <table:table-cell office:value-type="string">
            <text:p>high-res/in-screen-recent.png</text:p>
          </table:table-cell>
          <table:table-cell office:value-type="float" office:value="0.865725">
            <text:p>0.865725</text:p>
          </table:table-cell>
          <table:table-cell table:formula="of:=[.D26]/[.D27]" office:value-type="float" office:value="1.30208685843204">
            <text:p>1.30208686</text:p>
          </table:table-cell>
          <table:table-cell/>
        </table:table-row>
        <table:table-row table:style-name="ro1">
          <table:table-cell office:value-type="string">
            <text:p>high-res/in-step-recent.png</text:p>
          </table:table-cell>
          <table:table-cell office:value-type="string">
            <text:p>high-res/in-screen-settings.png</text:p>
          </table:table-cell>
          <table:table-cell office:value-type="float" office:value="0.600238">
            <text:p>0.600238</text:p>
          </table:table-cell>
          <table:table-cell table:number-columns-repeated="2"/>
        </table:table-row>
        <table:table-row table:style-name="ro1">
          <table:table-cell office:value-type="string">
            <text:p>high-res/in-step-settings.png</text:p>
          </table:table-cell>
          <table:table-cell office:value-type="string">
            <text:p>high-res/in-screen-bookmarks.png</text:p>
          </table:table-cell>
          <table:table-cell office:value-type="float" office:value="0.596381">
            <text:p>0.596381</text:p>
          </table:table-cell>
          <table:table-cell table:formula="of:=MAX([.C30:.C33])" office:value-type="float" office:value="0.857706">
            <text:p>0.857706</text:p>
          </table:table-cell>
          <table:table-cell table:formula="of:=LOOKUP([.D30];[.C30:.C39];[.B30:.B39])" office:value-type="string" office:string-value="high-res/in-screen-settings.png">
            <text:p>high-res/in-screen-settings.png</text:p>
          </table:table-cell>
        </table:table-row>
        <table:table-row table:style-name="ro1">
          <table:table-cell office:value-type="string">
            <text:p>high-res/in-step-settings.png</text:p>
          </table:table-cell>
          <table:table-cell office:value-type="string">
            <text:p>high-res/in-screen-ibmers.png</text:p>
          </table:table-cell>
          <table:table-cell office:value-type="float" office:value="0.535325">
            <text:p>0.535325</text:p>
          </table:table-cell>
          <table:table-cell table:formula="of:=LARGE([.C30:.C33];2)" office:value-type="float" office:value="0.639742">
            <text:p>0.639742</text:p>
          </table:table-cell>
          <table:table-cell/>
        </table:table-row>
        <table:table-row table:style-name="ro1">
          <table:table-cell office:value-type="string">
            <text:p>high-res/in-step-settings.png</text:p>
          </table:table-cell>
          <table:table-cell office:value-type="string">
            <text:p>high-res/in-screen-recent.png</text:p>
          </table:table-cell>
          <table:table-cell office:value-type="float" office:value="0.639742">
            <text:p>0.639742</text:p>
          </table:table-cell>
          <table:table-cell table:formula="of:=[.D30]/[.D31]" office:value-type="float" office:value="1.34070609714541">
            <text:p>1.3407061</text:p>
          </table:table-cell>
          <table:table-cell/>
        </table:table-row>
        <table:table-row table:style-name="ro1">
          <table:table-cell office:value-type="string">
            <text:p>high-res/in-step-settings.png</text:p>
          </table:table-cell>
          <table:table-cell office:value-type="string">
            <text:p>high-res/in-screen-settings.png</text:p>
          </table:table-cell>
          <table:table-cell office:value-type="float" office:value="0.857706">
            <text:p>0.857706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4/07/2015</text:date>, <text:time>18:0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04-03T17:57:21.36</meta:creation-date>
    <dc:date>2015-04-07T18:06:37.65</dc:date>
    <meta:editing-duration>PT00H14M24S</meta:editing-duration>
    <meta:editing-cycles>2</meta:editing-cycles>
    <meta:generator>IBM_Lotus_Symphony/3.0$Win32 OpenOffice.org_project/310m11$Build-9399</meta:generator>
    <meta:document-statistic meta:table-count="2" meta:cell-count="470" meta:object-count="0"/>
    <meta:user-defined meta:name="Info 1"/>
    <meta:user-defined meta:name="Info 2"/>
    <meta:user-defined meta:name="Info 3"/>
    <meta:user-defined meta:name="Info 4"/>
  </office:meta>
</office:document-meta>
</file>